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21.54mm"/>
    </style:style>
    <style:style style:name="co7" style:family="table-column">
      <style:table-column-properties fo:break-before="auto" style:column-width="26.92mm"/>
    </style:style>
    <style:style style:name="co8" style:family="table-column">
      <style:table-column-properties fo:break-before="auto" style:column-width="27.85mm"/>
    </style:style>
    <style:style style:name="co9" style:family="table-column">
      <style:table-column-properties fo:break-before="auto" style:column-width="37.47mm"/>
    </style:style>
    <style:style style:name="co5" style:family="table-column">
      <style:table-column-properties fo:break-before="auto" style:column-width="32.77mm"/>
    </style:style>
    <style:style style:name="co10" style:family="table-column">
      <style:table-column-properties fo:break-before="auto" style:column-width="27.53mm"/>
    </style:style>
    <style:style style:name="co11" style:family="table-column">
      <style:table-column-properties fo:break-before="auto" style:column-width="25.96mm"/>
    </style:style>
    <style:style style:name="co12" style:family="table-column">
      <style:table-column-properties fo:break-before="auto" style:column-width="25.65mm"/>
    </style:style>
    <style:style style:name="co13" style:family="table-column">
      <style:table-column-properties fo:break-before="auto" style:column-width="23.11mm"/>
    </style:style>
    <style:style style:name="ro2" style:family="table-row">
      <style:table-row-properties style:row-height="5.17mm" fo:break-before="auto" style:use-optimal-row-height="true"/>
    </style:style>
    <style:style style:name="ro7" style:family="table-row">
      <style:table-row-properties style:row-height="12.89mm" fo:break-before="auto" style:use-optimal-row-height="true"/>
    </style:style>
    <style:style style:name="ro5" style:family="table-row">
      <style:table-row-properties style:row-height="5.36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ro8" style:family="table-row">
      <style:table-row-properties style:row-height="5.15mm" fo:break-before="auto" style:use-optimal-row-height="true"/>
    </style:style>
    <style:style style:name="ro9" style:family="table-row">
      <style:table-row-properties style:row-height="4.3mm" fo:break-before="auto" style:use-optimal-row-height="true"/>
    </style:style>
    <style:style style:name="ro10" style:family="table-row">
      <style:table-row-properties style:row-height="1.83mm" fo:break-before="auto" style:use-optimal-row-height="false"/>
    </style:style>
    <style:style style:name="ta2" style:family="table" style:master-page-name="PageStyle_5f_Cumulé">
      <style:table-properties table:display="true" style:writing-mode="lr-tb"/>
    </style:style>
    <style:style style:name="ta3" style:family="table" style:master-page-name="PageStyle_5f_Faciles">
      <style:table-properties table:display="true" style:writing-mode="lr-tb"/>
    </style:style>
    <style:style style:name="ce10" style:family="table-cell" style:parent-style-name="Default" style:data-style-name="N108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Saisie">
      <style:table-cell-properties style:glyph-orientation-vertical="0" style:cell-protect="protected" style:print-content="true" fo:wrap-option="no-wrap" style:direction="ltr" style:rotation-angle="0" style:shrink-to-fit="false" style:vertical-align="automatic" loext:vertical-justify="auto"/>
      <style:paragraph-properties css3t:text-justify="auto" style:writing-mode="page"/>
    </style:style>
    <style:style style:name="ce7" style:family="table-cell" style:parent-style-name="Calcul" style:data-style-name="N108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style:diagonal-bl-tr="none" style:diagonal-tl-br="none" fo:wrap-option="wrap"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Calcul" style:data-style-name="N129"/>
    <style:style style:name="ce2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Saisie">
      <style:table-cell-properties style:glyph-orientation-vertical="0" style:cell-protect="protected" style:print-content="true" fo:wrap-option="no-wrap" style:direction="ltr" style:rotation-angle="0" style:shrink-to-fit="false" style:vertical-align="automatic" loext:vertical-justify="auto"/>
      <style:paragraph-properties css3t:text-justify="auto" style:writing-mode="page"/>
    </style:style>
    <style:style style:name="ce24" style:family="table-cell" style:parent-style-name="Calcul" style:data-style-name="N108">
      <style:table-cell-properties style:text-align-source="fix" style:repeat-content="false"/>
      <style:paragraph-properties fo:text-align="center" fo:margin-left="0mm"/>
    </style:style>
    <style:style style:name="ce2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" style:family="table-cell" style:parent-style-name="Default">
      <style:table-cell-properties style:diagonal-bl-tr="none" style:diagonal-tl-br="none" fo:wrap-option="wrap"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108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Faciles" table:style-name="ta3">
        <office:forms form:automatic-focus="false" form:apply-design-mode="false"/>
        <table:table-column table:style-name="co5" table:default-cell-style-name="ce18"/>
        <table:table-column table:style-name="co10" table:default-cell-style-name="ce18"/>
        <table:table-column table:style-name="co11" table:default-cell-style-name="ce18"/>
        <table:table-column table:style-name="co12" table:number-columns-repeated="2" table:default-cell-style-name="ce18"/>
        <table:table-column table:style-name="co13" table:default-cell-style-name="ce18"/>
        <table:table-column table:style-name="co6" table:number-columns-repeated="251" table:default-cell-style-name="ce18"/>
        <table:table-column table:style-name="co6" table:number-columns-repeated="767" table:default-cell-style-name="Default"/>
        <table:table-row table:style-name="ro8">
          <table:table-cell table:style-name="ce17" office:value-type="string" calcext:value-type="string" table:number-columns-spanned="5" table:number-rows-spanned="1">
            <text:p>Ventes HT et TTC</text:p>
          </table:table-cell>
          <table:covered-table-cell table:number-columns-repeated="4" table:style-name="ce17"/>
          <table:table-cell table:number-columns-repeated="1019"/>
        </table:table-row>
        <table:table-row table:style-name="ro2">
          <table:table-cell office:value-type="string" calcext:value-type="string">
            <text:p>Taux de TVA</text:p>
          </table:table-cell>
          <table:table-cell table:style-name="Saisie" office:value-type="currency" office:currency="EUR" office:value="0.196" calcext:value-type="currency">
            <text:p>0,20 €</text:p>
          </table:table-cell>
          <table:table-cell table:number-columns-repeated="1022"/>
        </table:table-row>
        <table:table-row table:style-name="ro9">
          <table:table-cell table:number-columns-repeated="1024"/>
        </table:table-row>
        <table:table-row table:style-name="ro2">
          <table:table-cell/>
          <table:table-cell table:style-name="ce19" office:value-type="string" calcext:value-type="string" table:number-columns-spanned="3" table:number-rows-spanned="1">
            <text:p>Ventes H.T.</text:p>
          </table:table-cell>
          <table:covered-table-cell table:number-columns-repeated="2" table:style-name="ce19"/>
          <table:table-cell table:number-columns-repeated="1020"/>
        </table:table-row>
        <table:table-row table:style-name="ro10">
          <table:table-cell/>
          <table:table-cell table:style-name="ce19" table:number-columns-repeated="3"/>
          <table:table-cell table:number-columns-repeated="1020"/>
        </table:table-row>
        <table:table-row table:style-name="ro2">
          <table:table-cell/>
          <table:table-cell table:style-name="Entête" office:value-type="string" calcext:value-type="string">
            <text:p>Janvier</text:p>
          </table:table-cell>
          <table:table-cell table:style-name="Entête" office:value-type="string" calcext:value-type="string">
            <text:p>Février</text:p>
          </table:table-cell>
          <table:table-cell table:style-name="Entête" office:value-type="string" calcext:value-type="string">
            <text:p>Mars</text:p>
          </table:table-cell>
          <table:table-cell table:style-name="Entête" office:value-type="string" calcext:value-type="string">
            <text:p>Total HT</text:p>
          </table:table-cell>
          <table:table-cell table:style-name="Entête" office:value-type="string" calcext:value-type="string">
            <text:p>Total TTC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emises</text:p>
          </table:table-cell>
          <table:table-cell table:style-name="Saisie" office:value-type="currency" office:currency="EUR" office:value="1492.05" calcext:value-type="currency">
            <text:p>1 492,05 €</text:p>
          </table:table-cell>
          <table:table-cell table:style-name="Saisie" office:value-type="currency" office:currency="EUR" office:value="1243.17" calcext:value-type="currency">
            <text:p>1 243,17 €</text:p>
          </table:table-cell>
          <table:table-cell table:style-name="Saisie" office:value-type="currency" office:currency="EUR" office:value="1444.28" calcext:value-type="currency">
            <text:p>1 444,28 €</text:p>
          </table:table-cell>
          <table:table-cell table:style-name="ce20" table:formula="of:=[.B7]+[.C7]+[.D7]" office:value-type="currency" office:currency="EUR" office:value="4179.5" calcext:value-type="currency">
            <text:p>4 179,50 €</text:p>
          </table:table-cell>
          <table:table-cell table:style-name="ce20" table:formula="of:=[.E7]*1.2" office:value-type="currency" office:currency="EUR" office:value="5015.4" calcext:value-type="currency">
            <text:p>5 015,40 €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ntalons</text:p>
          </table:table-cell>
          <table:table-cell table:style-name="Saisie" office:value-type="currency" office:currency="EUR" office:value="844.66" calcext:value-type="currency">
            <text:p>844,66 €</text:p>
          </table:table-cell>
          <table:table-cell table:style-name="Saisie" office:value-type="currency" office:currency="EUR" office:value="667.2" calcext:value-type="currency">
            <text:p>667,20 €</text:p>
          </table:table-cell>
          <table:table-cell table:style-name="Saisie" office:value-type="currency" office:currency="EUR" office:value="853.95" calcext:value-type="currency">
            <text:p>853,95 €</text:p>
          </table:table-cell>
          <table:table-cell table:style-name="ce20" table:formula="of:=[.B8]+[.C8]+[.D8]" office:value-type="currency" office:currency="EUR" office:value="2365.81" calcext:value-type="currency">
            <text:p>2 365,81 €</text:p>
          </table:table-cell>
          <table:table-cell table:style-name="ce20" table:formula="of:=[.E8]*1.2" office:value-type="currency" office:currency="EUR" office:value="2838.972" calcext:value-type="currency">
            <text:p>2 838,97 €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estes</text:p>
          </table:table-cell>
          <table:table-cell table:style-name="Saisie" office:value-type="currency" office:currency="EUR" office:value="931.49" calcext:value-type="currency">
            <text:p>931,49 €</text:p>
          </table:table-cell>
          <table:table-cell table:style-name="Saisie" office:value-type="currency" office:currency="EUR" office:value="1416.11" calcext:value-type="currency">
            <text:p>1 416,11 €</text:p>
          </table:table-cell>
          <table:table-cell table:style-name="Saisie" office:value-type="currency" office:currency="EUR" office:value="883.54" calcext:value-type="currency">
            <text:p>883,54 €</text:p>
          </table:table-cell>
          <table:table-cell table:style-name="ce20" table:formula="of:=[.B9]+[.C9]+[.D9]" office:value-type="currency" office:currency="EUR" office:value="3231.14" calcext:value-type="currency">
            <text:p>3 231,14 €</text:p>
          </table:table-cell>
          <table:table-cell table:style-name="ce20" table:formula="of:=[.E9]*1.2" office:value-type="currency" office:currency="EUR" office:value="3877.368" calcext:value-type="currency">
            <text:p>3 877,37 €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aussures</text:p>
          </table:table-cell>
          <table:table-cell table:style-name="Saisie" office:value-type="currency" office:currency="EUR" office:value="538.83" calcext:value-type="currency">
            <text:p>538,83 €</text:p>
          </table:table-cell>
          <table:table-cell table:style-name="Saisie" office:value-type="currency" office:currency="EUR" office:value="1092.76" calcext:value-type="currency">
            <text:p>1 092,76 €</text:p>
          </table:table-cell>
          <table:table-cell table:style-name="Saisie" office:value-type="currency" office:currency="EUR" office:value="1298.34" calcext:value-type="currency">
            <text:p>1 298,34 €</text:p>
          </table:table-cell>
          <table:table-cell table:style-name="ce20" table:formula="of:=[.B10]+[.C10]+[.D10]" office:value-type="currency" office:currency="EUR" office:value="2929.93" calcext:value-type="currency">
            <text:p>2 929,93 €</text:p>
          </table:table-cell>
          <table:table-cell table:style-name="ce20" table:formula="of:=[.E10]*1.2" office:value-type="currency" office:currency="EUR" office:value="3515.916" calcext:value-type="currency">
            <text:p>3 515,92 €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tal</text:p>
          </table:table-cell>
          <table:table-cell table:style-name="Calcul" table:number-columns-repeated="5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Default" table:number-columns-repeated="11"/>
          <table:table-cell table:number-columns-repeated="1013"/>
        </table:table-row>
        <table:table-row table:style-name="ro2">
          <table:table-cell table:style-name="Explications" office:value-type="string" calcext:value-type="string">
            <text:p>Rappel : une formule commence par le signe =. Pensez toujours à vérifier vos formules en contrôlant ce que le tableur a calculé.</text:p>
          </table:table-cell>
          <table:table-cell table:style-name="Default" table:number-columns-repeated="10"/>
          <table:table-cell table:number-columns-repeated="1013"/>
        </table:table-row>
        <table:table-row table:style-name="ro2">
          <table:table-cell table:style-name="Default" table:number-columns-repeated="11"/>
          <table:table-cell table:number-columns-repeated="1013"/>
        </table:table-row>
        <table:table-row table:style-name="ro5">
          <table:table-cell table:style-name="Instructions" office:value-type="string" calcext:value-type="string">
            <text:p>Saisissez une formule de calcul du total hors taxes en E7, =somme(B8:D8), puis étendez jusque E10.</text:p>
          </table:table-cell>
          <table:table-cell table:style-name="Default" table:number-columns-repeated="10"/>
          <table:table-cell table:number-columns-repeated="1013"/>
        </table:table-row>
        <table:table-row table:style-name="ro5">
          <table:table-cell table:style-name="Instructions" office:value-type="string" calcext:value-type="string">
            <text:p>Saisissez une formule de calcul du total toutes <text:s/>taxes comprises en F7, puis étendez jusque F10. Inspirez-vous des exemples précédents</text:p>
          </table:table-cell>
          <table:table-cell table:style-name="Default" table:number-columns-repeated="10"/>
          <table:table-cell table:number-columns-repeated="1013"/>
        </table:table-row>
        <table:table-row table:style-name="ro2" table:number-rows-repeated="2">
          <table:table-cell table:style-name="Default" table:number-columns-repeated="11"/>
          <table:table-cell table:number-columns-repeated="1013"/>
        </table:table-row>
        <table:table-row table:style-name="ro2" table:number-rows-repeated="1048549">
          <table:table-cell table:number-columns-repeated="1024"/>
        </table:table-row>
        <table:table-row table:style-name="ro6" table:number-rows-repeated="7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Cumulé" table:style-name="ta2">
        <table:table-column table:style-name="co6" table:default-cell-style-name="ce18"/>
        <table:table-column table:style-name="co7" table:default-cell-style-name="ce18"/>
        <table:table-column table:style-name="co8" table:default-cell-style-name="ce18"/>
        <table:table-column table:style-name="co9" table:default-cell-style-name="ce18"/>
        <table:table-column table:style-name="co6" table:number-columns-repeated="252" table:default-cell-style-name="ce18"/>
        <table:table-column table:style-name="co6" table:number-columns-repeated="768" table:default-cell-style-name="Default"/>
        <table:table-row table:style-name="ro2">
          <table:table-cell table:number-columns-repeated="1024"/>
        </table:table-row>
        <table:table-row table:style-name="ro7">
          <table:table-cell/>
          <table:table-cell table:style-name="ce21" office:value-type="string" calcext:value-type="string">
            <text:p>Mois</text:p>
          </table:table-cell>
          <table:table-cell table:style-name="ce22" office:value-type="string" calcext:value-type="string">
            <text:p>Chiffre d'affaires</text:p>
          </table:table-cell>
          <table:table-cell table:style-name="ce25" office:value-type="string" calcext:value-type="string">
            <text:p>Chiffre d'affaires cumulé depuis le mois de janvier</text:p>
          </table:table-cell>
          <table:table-cell table:style-name="ce26" office:value-type="string" calcext:value-type="string">
            <text:p>Valeurs que vous devez trouver</text:p>
          </table:table-cell>
          <table:table-cell table:number-columns-repeated="1019"/>
        </table:table-row>
        <table:table-row table:style-name="ro2">
          <table:table-cell/>
          <table:table-cell table:style-name="Saisie" office:value-type="string" calcext:value-type="string">
            <text:p>Janvier</text:p>
          </table:table-cell>
          <table:table-cell table:style-name="ce23" office:value-type="currency" office:currency="EUR" office:value="2351.76" calcext:value-type="currency">
            <text:p>2 351,76 €</text:p>
          </table:table-cell>
          <table:table-cell table:style-name="Calcul"/>
          <table:table-cell table:style-name="ce27" office:value-type="currency" office:currency="EUR" office:value="2351.76" calcext:value-type="currency">
            <text:p>2 351,76 €</text:p>
          </table:table-cell>
          <table:table-cell table:number-columns-repeated="1019"/>
        </table:table-row>
        <table:table-row table:style-name="ro2">
          <table:table-cell/>
          <table:table-cell table:style-name="Saisie" office:value-type="string" calcext:value-type="string">
            <text:p>février</text:p>
          </table:table-cell>
          <table:table-cell table:style-name="ce23" office:value-type="currency" office:currency="EUR" office:value="3148.66" calcext:value-type="currency">
            <text:p>3 148,66 €</text:p>
          </table:table-cell>
          <table:table-cell table:style-name="Calcul"/>
          <table:table-cell table:style-name="ce27" office:value-type="currency" office:currency="EUR" office:value="5500.42" calcext:value-type="currency">
            <text:p>5 500,42 €</text:p>
          </table:table-cell>
          <table:table-cell table:number-columns-repeated="1019"/>
        </table:table-row>
        <table:table-row table:style-name="ro2">
          <table:table-cell/>
          <table:table-cell table:style-name="Saisie" office:value-type="string" calcext:value-type="string">
            <text:p>mars</text:p>
          </table:table-cell>
          <table:table-cell table:style-name="ce23" office:value-type="currency" office:currency="EUR" office:value="5114.27" calcext:value-type="currency">
            <text:p>5 114,27 €</text:p>
          </table:table-cell>
          <table:table-cell table:style-name="Calcul"/>
          <table:table-cell table:style-name="ce27" office:value-type="currency" office:currency="EUR" office:value="10614.69" calcext:value-type="currency">
            <text:p>10 614,69 €</text:p>
          </table:table-cell>
          <table:table-cell table:number-columns-repeated="1019"/>
        </table:table-row>
        <table:table-row table:style-name="ro2">
          <table:table-cell/>
          <table:table-cell table:style-name="Saisie" office:value-type="string" calcext:value-type="string">
            <text:p>avril</text:p>
          </table:table-cell>
          <table:table-cell table:style-name="ce23" office:value-type="currency" office:currency="EUR" office:value="9403.57" calcext:value-type="currency">
            <text:p>9 403,57 €</text:p>
          </table:table-cell>
          <table:table-cell table:style-name="Calcul"/>
          <table:table-cell table:style-name="ce27" office:value-type="currency" office:currency="EUR" office:value="20018.26" calcext:value-type="currency">
            <text:p>20 018,26 €</text:p>
          </table:table-cell>
          <table:table-cell table:number-columns-repeated="1019"/>
        </table:table-row>
        <table:table-row table:style-name="ro2">
          <table:table-cell/>
          <table:table-cell table:style-name="Saisie" office:value-type="string" calcext:value-type="string">
            <text:p>mai</text:p>
          </table:table-cell>
          <table:table-cell table:style-name="ce23" office:value-type="currency" office:currency="EUR" office:value="4583.79" calcext:value-type="currency">
            <text:p>4 583,79 €</text:p>
          </table:table-cell>
          <table:table-cell table:style-name="Calcul"/>
          <table:table-cell table:style-name="ce27" office:value-type="currency" office:currency="EUR" office:value="24602.05" calcext:value-type="currency">
            <text:p>24 602,05 €</text:p>
          </table:table-cell>
          <table:table-cell table:number-columns-repeated="1019"/>
        </table:table-row>
        <table:table-row table:style-name="ro2">
          <table:table-cell/>
          <table:table-cell table:style-name="Saisie" office:value-type="string" calcext:value-type="string">
            <text:p>juin</text:p>
          </table:table-cell>
          <table:table-cell table:style-name="ce23" office:value-type="currency" office:currency="EUR" office:value="9552.99" calcext:value-type="currency">
            <text:p>9 552,99 €</text:p>
          </table:table-cell>
          <table:table-cell table:style-name="Calcul"/>
          <table:table-cell table:style-name="ce27" office:value-type="currency" office:currency="EUR" office:value="34155.04" calcext:value-type="currency">
            <text:p>34 155,04 €</text:p>
          </table:table-cell>
          <table:table-cell table:number-columns-repeated="1019"/>
        </table:table-row>
        <table:table-row table:style-name="ro2">
          <table:table-cell/>
          <table:table-cell table:style-name="Saisie" office:value-type="string" calcext:value-type="string">
            <text:p>juillet</text:p>
          </table:table-cell>
          <table:table-cell table:style-name="ce23" office:value-type="currency" office:currency="EUR" office:value="2093.8" calcext:value-type="currency">
            <text:p>2 093,80 €</text:p>
          </table:table-cell>
          <table:table-cell table:style-name="Calcul"/>
          <table:table-cell table:style-name="ce27" office:value-type="currency" office:currency="EUR" office:value="36248.84" calcext:value-type="currency">
            <text:p>36 248,84 €</text:p>
          </table:table-cell>
          <table:table-cell table:number-columns-repeated="1019"/>
        </table:table-row>
        <table:table-row table:style-name="ro2">
          <table:table-cell/>
          <table:table-cell table:style-name="Saisie" office:value-type="string" calcext:value-type="string">
            <text:p>août</text:p>
          </table:table-cell>
          <table:table-cell table:style-name="ce23" office:value-type="currency" office:currency="EUR" office:value="5328.69" calcext:value-type="currency">
            <text:p>5 328,69 €</text:p>
          </table:table-cell>
          <table:table-cell table:style-name="Calcul"/>
          <table:table-cell table:style-name="ce27" office:value-type="currency" office:currency="EUR" office:value="41577.53" calcext:value-type="currency">
            <text:p>41 577,53 €</text:p>
          </table:table-cell>
          <table:table-cell table:number-columns-repeated="1019"/>
        </table:table-row>
        <table:table-row table:style-name="ro2">
          <table:table-cell/>
          <table:table-cell table:style-name="Saisie" office:value-type="string" calcext:value-type="string">
            <text:p>septembre</text:p>
          </table:table-cell>
          <table:table-cell table:style-name="ce23" office:value-type="currency" office:currency="EUR" office:value="5214.23" calcext:value-type="currency">
            <text:p>5 214,23 €</text:p>
          </table:table-cell>
          <table:table-cell table:style-name="Calcul"/>
          <table:table-cell table:style-name="ce27" office:value-type="currency" office:currency="EUR" office:value="46791.76" calcext:value-type="currency">
            <text:p>46 791,76 €</text:p>
          </table:table-cell>
          <table:table-cell table:number-columns-repeated="1019"/>
        </table:table-row>
        <table:table-row table:style-name="ro2">
          <table:table-cell/>
          <table:table-cell table:style-name="Saisie" office:value-type="string" calcext:value-type="string">
            <text:p>octobre</text:p>
          </table:table-cell>
          <table:table-cell table:style-name="ce23" office:value-type="currency" office:currency="EUR" office:value="1155.1" calcext:value-type="currency">
            <text:p>1 155,10 €</text:p>
          </table:table-cell>
          <table:table-cell table:style-name="Calcul"/>
          <table:table-cell table:style-name="ce27" office:value-type="currency" office:currency="EUR" office:value="47946.86" calcext:value-type="currency">
            <text:p>47 946,86 €</text:p>
          </table:table-cell>
          <table:table-cell table:number-columns-repeated="1019"/>
        </table:table-row>
        <table:table-row table:style-name="ro2">
          <table:table-cell/>
          <table:table-cell table:style-name="Saisie" office:value-type="string" calcext:value-type="string">
            <text:p>novembre</text:p>
          </table:table-cell>
          <table:table-cell table:style-name="ce23" office:value-type="currency" office:currency="EUR" office:value="6384.3" calcext:value-type="currency">
            <text:p>6 384,30 €</text:p>
          </table:table-cell>
          <table:table-cell table:style-name="Calcul"/>
          <table:table-cell table:style-name="ce27" office:value-type="currency" office:currency="EUR" office:value="54331.16" calcext:value-type="currency">
            <text:p>54 331,16 €</text:p>
          </table:table-cell>
          <table:table-cell table:number-columns-repeated="1019"/>
        </table:table-row>
        <table:table-row table:style-name="ro2">
          <table:table-cell/>
          <table:table-cell table:style-name="Saisie" office:value-type="string" calcext:value-type="string">
            <text:p>décembre</text:p>
          </table:table-cell>
          <table:table-cell table:style-name="ce23" office:value-type="currency" office:currency="EUR" office:value="4001.73" calcext:value-type="currency">
            <text:p>4 001,73 €</text:p>
          </table:table-cell>
          <table:table-cell table:style-name="Calcul"/>
          <table:table-cell table:style-name="ce27" office:value-type="currency" office:currency="EUR" office:value="58332.89" calcext:value-type="currency">
            <text:p>58 332,89 €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Total</text:p>
          </table:table-cell>
          <table:table-cell table:style-name="ce24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5">
          <table:table-cell table:style-name="Instructions" office:value-type="string" calcext:value-type="string">
            <text:p>Facile : saisissez la formule en C15. Utilisez la fonction somme.</text:p>
          </table:table-cell>
          <table:table-cell table:style-name="Default" table:number-columns-repeated="4"/>
          <table:table-cell table:number-columns-repeated="1019"/>
        </table:table-row>
        <table:table-row table:style-name="ro5">
          <table:table-cell table:style-name="Instructions" office:value-type="string" calcext:value-type="string">
            <text:p>Plus difficile : on souhaite remplir la colonne D en écrivant une formule en D3 qu'on va étendre jusque D14. </text:p>
          </table:table-cell>
          <table:table-cell table:style-name="Default" table:number-columns-repeated="4"/>
          <table:table-cell table:number-columns-repeated="1019"/>
        </table:table-row>
        <table:table-row table:style-name="ro2">
          <table:table-cell table:style-name="Default" table:number-columns-repeated="5"/>
          <table:table-cell table:number-columns-repeated="1019"/>
        </table:table-row>
        <table:table-row table:style-name="ro2">
          <table:table-cell table:style-name="Explications" office:value-type="string" calcext:value-type="string">
            <text:p>Réfléchir avant d'agir ! Aide : en D3, on doit calculer la somme de C3 à C3, en D4 la somme de C3 jusque C4, en D5 la somme de C3 jusque C5, ...</text:p>
          </table:table-cell>
          <table:table-cell table:style-name="Default" table:number-columns-repeated="4"/>
          <table:table-cell table:number-columns-repeated="1019"/>
        </table:table-row>
        <table:table-row table:style-name="ro2">
          <table:table-cell table:style-name="Explications" office:value-type="string" calcext:value-type="string">
            <text:p>La formule doit utiliser aussi la fonction somme et les références absolues ou relatives de façon judicieuse</text:p>
          </table:table-cell>
          <table:table-cell table:number-columns-repeated="1023"/>
        </table:table-row>
        <table:table-row table:style-name="ro2" table:number-rows-repeated="1048554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12P0" style:volatile="true">
      <loext:text> </loext:text>
      <loext:fill-character> </loext:fill-character>
      <number:number number:decimal-places="2" loext:min-decimal-places="2" number:min-integer-digits="1" number:grouping="true"/>
      <number:text> F </number:text>
    </number:number-style>
    <number:number-style style:name="N112P1" style:volatile="true">
      <loext:text>-</loext:text>
      <loext:fill-character> </loext:fill-character>
      <number:number number:decimal-places="2" loext:min-decimal-places="2" number:min-integer-digits="1" number:grouping="true"/>
      <number:text> F </number:text>
    </number:number-style>
    <number:number-style style:name="N112P2" style:volatile="true">
      <loext:text> </loext:text>
      <loext:fill-character> </loext:fill-character>
      <number:text>-</number:text>
      <number:number number:decimal-places="0" loext:min-decimal-places="0" number:min-integer-digits="0"/>
      <number:text> F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6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6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/>
      <number:text>,</number:text>
    </number:time-style>
    <number:number-style style:name="N120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22P0" style:volatile="true">
      <number:number number:decimal-places="0" loext:min-decimal-places="0" number:min-integer-digits="1" number:grouping="true"/>
      <number:text> F</number:text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number:text> F</number:text>
      <style:map style:condition="value()&gt;=0" style:apply-style-name="N122P0"/>
    </number:number-style>
    <number:currency-style style:name="N124P0" style:volatile="true">
      <number:number number:decimal-places="0" loext:min-decimal-places="0" number:min-integer-digits="1" number:grouping="true"/>
      <number:text> </number:text>
      <number:currency-symbol number:language="fr" number:country="FR">€</number:currency-symbol>
    </number:currency-style>
    <number:currency-style style:name="N124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fr" number:country="FR">€</number:currency-symbol>
      <style:map style:condition="value()&gt;=0" style:apply-style-name="N124P0"/>
    </number:currency-style>
    <number:number-style style:name="N127P0" style:volatile="true">
      <loext:text> </loext:text>
      <loext:fill-character> </loext:fill-character>
      <number:number number:decimal-places="3" loext:min-decimal-places="3" number:min-integer-digits="1" number:grouping="true"/>
      <number:text>    </number:text>
    </number:number-style>
    <number:number-style style:name="N127P1" style:volatile="true">
      <loext:text>-</loext:text>
      <loext:fill-character> </loext:fill-character>
      <number:number number:decimal-places="3" loext:min-decimal-places="3" number:min-integer-digits="1" number:grouping="true"/>
      <number:text>    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currency-style style:name="N12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8"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8P0"/>
    </number:currency-style>
    <number:currency-style style:name="N12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9P0"/>
    </number:currency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aisie" style:family="table-cell" style:parent-style-name="Default" style:data-style-name="N108">
      <style:table-cell-properties fo:background-color="#eeeeee" style:diagonal-bl-tr="none" style:diagonal-tl-br="none" style:text-align-source="fix" style:repeat-content="false" fo:border="0.06pt solid #000000" fo:padding="0.71mm" style:rotation-align="non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alcul" style:family="table-cell" style:parent-style-name="Default">
      <style:table-cell-properties fo:background-color="#ffd320"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ntête" style:family="table-cell" style:parent-style-name="Default">
      <style:table-cell-properties fo:background-color="#ffff99"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Instructions" style:family="table-cell" style:parent-style-name="Default">
      <style:table-cell-properties fo:background-color="transparent"/>
      <style:text-properties fo:color="#ff3333" fo:font-size="10.5pt" fo:font-style="italic" fo:font-weight="bold"/>
    </style:style>
    <style:style style:name="Explications" style:family="table-cell" style:parent-style-name="Default">
      <style:text-properties fo:color="#ff3333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2.51mm" fo:margin-bottom="12.51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3.97mm"/>
      </style:header-style>
      <style:footer-style>
        <style:header-footer-properties fo:min-height="7.5mm" fo:margin-left="0mm" fo:margin-right="0mm" fo:margin-top="3.97mm"/>
      </style:footer-style>
    </style:page-layout>
    <style:page-layout style:name="Mpm4">
      <style:page-layout-properties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style:num-format="1" style:print-orientation="portrait" fo:margin-top="12.51mm" fo:margin-bottom="12.51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3.97mm"/>
      </style:header-style>
      <style:footer-style>
        <style:header-footer-properties fo:min-height="7.5mm" fo:margin-left="0mm" fo:margin-right="0mm" fo:margin-top="3.97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23">00/00/0000</text:date>, <text:time style:data-style-name="N2" text:time-value="20:24:14.30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Exemple" style:display-name="PageStyle_Exemple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éférences1" style:display-name="PageStyle_Références1" style:page-layout-name="Mpm4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Références2" style:display-name="PageStyle_Références2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ultiplication" style:display-name="PageStyle_Multiplication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aciles" style:display-name="PageStyle_Faciles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Cumulé" style:display-name="PageStyle_Cumulé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Notes" style:display-name="PageStyle_Notes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1998-02-06T12:59:45</meta:creation-date>
    <dc:date>2017-12-23T20:27:01.981000000</dc:date>
    <meta:print-date>2004-02-02T23:05:26</meta:print-date>
    <meta:editing-cycles>13</meta:editing-cycles>
    <meta:editing-duration>P24DT1H18M39S</meta:editing-duration>
    <meta:generator>LibreOffice/5.4.2.2$Windows_X86_64 LibreOffice_project/22b09f6418e8c2d508a9eaf86b2399209b0990f4</meta:generator>
    <meta:document-statistic meta:table-count="2" meta:cell-count="82" meta:object-count="0"/>
  </office:meta>
</office:document-meta>
</file>